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8B31BCB2AF11498828.png" manifest:media-type="image/png"/>
  <manifest:file-entry manifest:full-path="Pictures/100000010000022100000163C345ECD91C961251.png" manifest:media-type="image/png"/>
  <manifest:file-entry manifest:full-path="Pictures/1000000100000267000000F5F5AE83658BF251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b4b8" officeooo:paragraph-rsid="001db4b8" style:font-weight-asian="bold" style:font-weight-complex="bold"/>
    </style:style>
    <style:style style:name="P2" style:family="paragraph" style:parent-style-name="Standard">
      <style:text-properties fo:font-size="16pt" fo:font-weight="bold" officeooo:rsid="001db4b8" officeooo:paragraph-rsid="001db4b8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“Evidencias de ejecución EJB”.</text:p>
      <text:p text:style-name="P2"/>
      <text:p text:style-name="P1">Ejecución</text:p>
      <text:p text:style-name="P1"><draw:frame draw:style-name="fr3" draw:name="Image1" text:anchor-type="as-char" svg:width="5.2165in" svg:height="2.0783in" draw:z-index="0"><draw:image xlink:href="Pictures/1000000100000267000000F5F5AE83658BF251EA.png" xlink:type="simple" xlink:show="embed" xlink:actuate="onLoad" draw:mime-type="image/png"/></draw:frame></text:p>
      <text:p text:style-name="P1"/>
      <text:p text:style-name="P1">Código.</text:p>
      <text:p text:style-name="P1"><draw:frame draw:style-name="fr2" draw:name="Image2" text:anchor-type="as-char" svg:width="4.939in" svg:height="3.2173in" draw:z-index="1"><draw:image xlink:href="Pictures/100000010000022100000163C345ECD91C961251.png" xlink:type="simple" xlink:show="embed" xlink:actuate="onLoad" draw:mime-type="image/png"/></draw:frame></text:p>
      <text:p text:style-name="P1"><draw:frame draw:style-name="fr1" draw:name="Image3" text:anchor-type="as-char" svg:width="5.3311in" svg:height="2.9283in" draw:z-index="2"><draw:image xlink:href="Pictures/10000001000002CF0000018B31BCB2AF114988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25:01.249230659</meta:creation-date>
    <dc:date>2022-11-21T17:26:57.042456958</dc:date>
    <meta:editing-duration>PT1M56S</meta:editing-duration>
    <meta:editing-cycles>1</meta:editing-cycles>
    <meta:document-statistic meta:table-count="0" meta:image-count="3" meta:object-count="0" meta:page-count="1" meta:paragraph-count="6" meta:word-count="7" meta:character-count="56" meta:non-whitespace-character-count="52"/>
    <meta:generator>LibreOffice/7.3.6.2$Linux_X86_64 LibreOffice_project/30$Build-2</meta:generator>
  </office:meta>
</office:document-meta>
</file>